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5cm" fo:min-width="7.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6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1" style:family="graphic" style:parent-style-name="objectwithoutfill">
      <style:graphic-properties draw:stroke="dash" draw:stroke-dash="Fine_20_Dashed" svg:stroke-color="#81d41a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5cm" svg:height="1.3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5cm" svg:height="1.3cm" svg:x="1.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5cm" svg:height="1.3cm" svg:x="5.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cm" svg:height="1.3cm" svg:x="8.4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0.962cm" svg:x="7cm" svg:y="8.1cm">
          <draw:text-box>
            <text:p>...</text:p>
          </draw:text-box>
        </draw:frame>
        <draw:custom-shape draw:style-name="gr3" draw:text-style-name="P3" draw:layer="layout" svg:width="8cm" svg:height="1.3cm" svg:x="1.9cm" svg:y="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2.65cm" svg:y1="8cm" svg:x2="4.25cm" svg:y2="8cm" draw:start-shape="id1" draw:end-shape="id2" svg:d="M2650 8000c0-751 1600-751 1600 0" svg:viewBox="0 0 1601 564">
          <text:p/>
        </draw:connector>
        <draw:connector draw:style-name="gr4" draw:text-style-name="P4" draw:layer="layout" draw:type="curve" svg:x1="2.65cm" svg:y1="8cm" svg:x2="5.85cm" svg:y2="8cm" draw:start-shape="id1" draw:start-glue-point="0" draw:end-shape="id3" svg:d="M2650 8000c0-751 3200-751 3200 0" svg:viewBox="0 0 3201 564">
          <text:p/>
        </draw:connector>
        <draw:connector draw:style-name="gr4" draw:text-style-name="P4" draw:layer="layout" draw:type="curve" svg:x1="2.65cm" svg:y1="8cm" svg:x2="9.15cm" svg:y2="8cm" draw:start-shape="id1" draw:start-glue-point="0" draw:end-shape="id4" svg:d="M2650 8000c0-751 6500-751 6500 0" svg:viewBox="0 0 6501 564">
          <text:p/>
        </draw:connector>
        <draw:connector draw:style-name="gr4" draw:text-style-name="P4" xml:id="id5" draw:id="id5" draw:layer="layout" draw:type="curve" svg:x1="3.4cm" svg:y1="8.65cm" svg:x2="3.4cm" svg:y2="8.65cm" draw:start-shape="id1" draw:end-shape="id1" svg:d="M3400 8650z" svg:viewBox="0 0 1 1">
          <text:p/>
        </draw:connector>
        <draw:connector draw:style-name="gr4" draw:text-style-name="P4" draw:layer="layout" draw:type="curve" svg:x1="2.65cm" svg:y1="8cm" svg:x2="3.4cm" svg:y2="8.65cm" draw:start-shape="id1" draw:end-shape="id5" draw:end-glue-point="0" svg:d="M2650 8000c0-751 750-1076 750 650" svg:viewBox="0 0 751 1259">
          <text:p/>
        </draw:connector>
        <draw:frame draw:style-name="gr5" draw:text-style-name="P5" draw:layer="layout" svg:width="8.091cm" svg:height="0.725cm" svg:x="2.909cm" svg:y="11.9cm">
          <draw:text-box>
            <text:p><text:span text:style-name="T1">: multiplication par un exponentiel</text:span></text:p>
          </draw:text-box>
        </draw:frame>
        <draw:connector draw:style-name="gr6" draw:text-style-name="P4" draw:layer="layout" draw:type="curve" draw:line-skew="-1.408cm" svg:x1="3.81cm" svg:y1="7.366cm" svg:x2="14.35cm" svg:y2="8cm" draw:end-shape="id6" draw:end-glue-point="0" svg:d="M3810 7366c0-2011 10540-2328 10540 634" svg:viewBox="0 0 10541 2185">
          <text:p/>
        </draw:connector>
        <draw:custom-shape draw:style-name="gr1" draw:text-style-name="P1" xml:id="id6" draw:id="id6" draw:layer="layout" svg:width="1.5cm" svg:height="1.3cm" svg:x="13.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5cm" svg:height="1.3cm" svg:x="15.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16.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20.1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0.962cm" svg:x="18.7cm" svg:y="8.1cm">
          <draw:text-box>
            <text:p>...</text:p>
          </draw:text-box>
        </draw:frame>
        <draw:custom-shape draw:style-name="gr3" draw:text-style-name="P3" draw:layer="layout" svg:width="8cm" svg:height="1.3cm" svg:x="13.6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.3cm" svg:y1="12.3cm" svg:x2="3.1cm" svg:y2="12.3cm">
          <text:p/>
        </draw:line>
        <draw:line draw:style-name="gr8" draw:text-style-name="P4" draw:layer="layout" svg:x1="1.3cm" svg:y1="12.9cm" svg:x2="3.1cm" svg:y2="12.9cm">
          <text:p/>
        </draw:line>
        <draw:frame draw:style-name="gr9" draw:text-style-name="P5" draw:layer="layout" svg:width="8.091cm" svg:height="1.199cm" svg:x="2.909cm" svg:y="12.5cm">
          <draw:text-box>
            <text:p><text:span text:style-name="T1">: Somme</text:span></text:p>
          </draw:text-box>
        </draw:frame>
        <draw:frame draw:style-name="gr2" draw:text-style-name="P2" draw:layer="layout" svg:width="7.136cm" svg:height="0.962cm" svg:x="14.064cm" svg:y="3.938cm">
          <draw:text-box>
            <text:p>Transformée de Fourier</text:p>
          </draw:text-box>
        </draw:frame>
        <draw:frame draw:style-name="gr2" draw:text-style-name="P2" draw:layer="layout" svg:width="2.894cm" svg:height="0.962cm" svg:x="4.206cm" svg:y="3.938cm">
          <draw:text-box>
            <text:p>Tableau </text:p>
          </draw:text-box>
        </draw:frame>
        <draw:connector draw:style-name="gr4" draw:text-style-name="P4" draw:layer="layout" draw:type="curve" svg:x1="3.4cm" svg:y1="8.65cm" svg:x2="3.4cm" svg:y2="8.65cm" draw:start-shape="id1" draw:end-shape="id1" svg:d="M3400 8650z" svg:viewBox="0 0 1 1">
          <text:p/>
        </draw:connector>
        <draw:connector draw:style-name="gr10" draw:text-style-name="P4" draw:layer="layout" draw:type="curve" svg:x1="4.25cm" svg:y1="9.3cm" svg:x2="2.65cm" svg:y2="9.3cm" draw:start-shape="id2" draw:start-glue-point="2" draw:end-shape="id1" svg:d="M4250 9300c0 751-1600 751-1600 0" svg:viewBox="0 0 1601 564">
          <text:p/>
        </draw:connector>
        <draw:connector draw:style-name="gr10" draw:text-style-name="P4" draw:layer="layout" draw:type="curve" svg:x1="4.25cm" svg:y1="9.3cm" svg:x2="5.85cm" svg:y2="9.3cm" draw:start-shape="id2" draw:start-glue-point="2" draw:end-shape="id3" svg:d="M4250 9300c0 751 1600 751 1600 0" svg:viewBox="0 0 1601 564">
          <text:p/>
        </draw:connector>
        <draw:connector draw:style-name="gr10" draw:text-style-name="P4" draw:layer="layout" draw:type="curve" svg:x1="4.25cm" svg:y1="9.3cm" svg:x2="9.15cm" svg:y2="9.3cm" draw:start-shape="id2" draw:start-glue-point="2" draw:end-shape="id4" svg:d="M4250 9300c0 751 4900 751 4900 0" svg:viewBox="0 0 4901 564">
          <text:p/>
        </draw:connector>
        <draw:connector draw:style-name="gr4" draw:text-style-name="P4" xml:id="id7" draw:id="id7" draw:layer="layout" draw:type="curve" svg:x1="5cm" svg:y1="8.65cm" svg:x2="5cm" svg:y2="8.65cm" draw:start-shape="id2" draw:end-shape="id2" draw:end-glue-point="1" svg:d="M5000 8650z" svg:viewBox="0 0 1 1">
          <text:p/>
        </draw:connector>
        <draw:connector draw:style-name="gr10" draw:text-style-name="P4" draw:layer="layout" draw:type="curve" svg:x1="4.25cm" svg:y1="9.3cm" svg:x2="5cm" svg:y2="8.65cm" draw:start-shape="id2" draw:start-glue-point="2" draw:end-shape="id7" draw:end-glue-point="0" svg:d="M4250 9300c0 751 750 1076 750-650" svg:viewBox="0 0 751 1259">
          <text:p/>
        </draw:connector>
        <draw:connector draw:style-name="gr11" draw:text-style-name="P4" draw:layer="layout" draw:type="curve" draw:line-skew="0.516cm" svg:x1="4.315cm" svg:y1="9.916cm" svg:x2="15.95cm" svg:y2="9.3cm" draw:end-shape="id8" draw:end-glue-point="2" svg:d="M4315 9916c0 688 11635 996 11635-616" svg:viewBox="0 0 11636 117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1T11:05:15.140000000</meta:creation-date>
    <dc:date>2021-11-11T11:30:00.754000000</dc:date>
    <meta:editing-duration>PT24M42S</meta:editing-duration>
    <meta:editing-cycles>8</meta:editing-cycles>
    <meta:generator>LibreOffice/6.3.4.2$Windows_X86_64 LibreOffice_project/60da17e045e08f1793c57c00ba83cdfce946d0aa</meta:generator>
    <meta:document-statistic meta:object-count="31"/>
  </office:meta>
</office:document-meta>
</file>